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326c9" officeooo:paragraph-rsid="001326c9"/>
    </style:style>
    <style:style style:name="P2" style:family="paragraph" style:parent-style-name="Text_20_body">
      <style:paragraph-properties fo:text-align="justify" style:justify-single-word="false"/>
      <style:text-properties style:font-name="DejaVu Serif" fo:font-size="10.5pt" officeooo:rsid="001326c9" officeooo:paragraph-rsid="001326c9" style:font-size-asian="10.5pt" style:font-size-complex="10.5pt"/>
    </style:style>
    <style:style style:name="P3" style:family="paragraph" style:parent-style-name="Text_20_body">
      <style:paragraph-properties fo:text-align="justify" style:justify-single-word="false"/>
      <style:text-properties style:font-name="DejaVu Serif" fo:font-size="10.5pt" officeooo:rsid="00160bb7" officeooo:paragraph-rsid="001fd936" style:font-size-asian="10.5pt" style:font-size-complex="10.5pt"/>
    </style:style>
    <style:style style:name="P4" style:family="paragraph" style:parent-style-name="Text_20_body">
      <style:paragraph-properties fo:text-align="justify" style:justify-single-word="false"/>
      <style:text-properties style:font-name="DejaVu Serif" fo:font-size="10.5pt" officeooo:rsid="00160bb7" officeooo:paragraph-rsid="002025fb" style:font-size-asian="10.5pt" style:font-size-complex="10.5pt"/>
    </style:style>
    <style:style style:name="P5" style:family="paragraph" style:parent-style-name="Text_20_body">
      <style:paragraph-properties fo:text-align="justify" style:justify-single-word="false"/>
      <style:text-properties style:font-name="DejaVu Serif" fo:font-size="10.5pt" officeooo:rsid="00160bb7" officeooo:paragraph-rsid="00209d1e" style:font-size-asian="10.5pt" style:font-size-complex="10.5pt"/>
    </style:style>
    <style:style style:name="P6" style:family="paragraph" style:parent-style-name="Text_20_body">
      <style:paragraph-properties fo:text-align="justify" style:justify-single-word="false"/>
      <style:text-properties style:font-name="DejaVu Serif" fo:font-size="10.5pt" officeooo:paragraph-rsid="001326c9" style:font-size-asian="10.5pt" style:font-size-complex="10.5pt"/>
    </style:style>
    <style:style style:name="P7" style:family="paragraph" style:parent-style-name="Text_20_body">
      <style:paragraph-properties fo:text-align="justify" style:justify-single-word="false"/>
      <style:text-properties style:font-name="DejaVu Serif" fo:font-size="10.5pt" officeooo:rsid="0023dd5f" officeooo:paragraph-rsid="0023dd5f" style:font-size-asian="10.5pt" style:font-size-complex="10.5pt"/>
    </style:style>
    <style:style style:name="P8" style:family="paragraph" style:parent-style-name="Text_20_body">
      <style:paragraph-properties fo:text-align="justify" style:justify-single-word="false"/>
      <style:text-properties style:font-name="DejaVu Serif" fo:font-size="10.5pt" officeooo:rsid="00252d8e" officeooo:paragraph-rsid="00252d8e" style:font-size-asian="10.5pt" style:font-size-complex="10.5pt"/>
    </style:style>
    <style:style style:name="P9" style:family="paragraph" style:parent-style-name="Text_20_body">
      <style:paragraph-properties fo:text-align="justify" style:justify-single-word="false"/>
      <style:text-properties style:font-name="DejaVu Serif" fo:font-size="10.5pt" officeooo:rsid="0025b850" officeooo:paragraph-rsid="0025b850" style:font-size-asian="10.5pt" style:font-size-complex="10.5pt"/>
    </style:style>
    <style:style style:name="P10" style:family="paragraph" style:parent-style-name="Text_20_body">
      <style:paragraph-properties fo:text-align="justify" style:justify-single-word="false"/>
      <style:text-properties style:font-name="DejaVu Serif" fo:font-size="10.5pt" officeooo:rsid="0026822c" officeooo:paragraph-rsid="0026822c" style:font-size-asian="10.5pt" style:font-size-complex="10.5pt"/>
    </style:style>
    <style:style style:name="P11" style:family="paragraph" style:parent-style-name="Text_20_body">
      <style:paragraph-properties fo:text-align="justify" style:justify-single-word="false"/>
      <style:text-properties style:font-name="DejaVu Serif" fo:font-size="10.5pt" officeooo:rsid="002a4e4c" officeooo:paragraph-rsid="002a4e4c" style:font-size-asian="10.5pt" style:font-size-complex="10.5pt"/>
    </style:style>
    <style:style style:name="P12" style:family="paragraph" style:parent-style-name="Text_20_body">
      <style:paragraph-properties fo:text-align="justify" style:justify-single-word="false"/>
      <style:text-properties style:font-name="DejaVu Serif" fo:font-size="10.5pt" officeooo:rsid="002b4d9f" officeooo:paragraph-rsid="002b4d9f" style:font-size-asian="10.5pt" style:font-size-complex="10.5pt"/>
    </style:style>
    <style:style style:name="P13" style:family="paragraph" style:parent-style-name="Subtitle">
      <style:text-properties style:font-name="DejaVu Sans" officeooo:rsid="001326c9" officeooo:paragraph-rsid="001326c9"/>
    </style:style>
    <style:style style:name="P14" style:family="paragraph" style:parent-style-name="Title">
      <style:text-properties style:font-name="DejaVu Sans" fo:font-size="26pt" officeooo:rsid="001326c9" officeooo:paragraph-rsid="001326c9" style:font-size-asian="26pt" style:font-size-complex="26pt"/>
    </style:style>
    <style:style style:name="T1" style:family="text">
      <style:text-properties officeooo:rsid="001667df"/>
    </style:style>
    <style:style style:name="T2" style:family="text">
      <style:text-properties officeooo:rsid="0016eaac"/>
    </style:style>
    <style:style style:name="T3" style:family="text">
      <style:text-properties officeooo:rsid="001a3061"/>
    </style:style>
    <style:style style:name="T4" style:family="text">
      <style:text-properties officeooo:rsid="001fd936"/>
    </style:style>
    <style:style style:name="T5" style:family="text">
      <style:text-properties officeooo:rsid="002448e7"/>
    </style:style>
    <style:style style:name="T6" style:family="text">
      <style:text-properties officeooo:rsid="00252d8e"/>
    </style:style>
    <style:style style:name="T7" style:family="text">
      <style:text-properties officeooo:rsid="0026822c"/>
    </style:style>
    <style:style style:name="T8" style:family="text">
      <style:text-properties officeooo:rsid="002be6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BBC Technical Test – Questions</text:p>
      <text:p text:style-name="P13">by Steven Blowers</text:p>
      <text:p text:style-name="P1"/>
      <text:p text:style-name="Heading">Q<text:span text:style-name="T6">uestion </text:span>1)</text:p>
      <text:p text:style-name="P6">We're looking for people with a real passion for collaboratively creating great software. Please give an example of a software component you have designed and written from concept to deployment, outlining the steps you took.</text:p>
      <text:p text:style-name="Heading">A<text:span text:style-name="T6">nswer </text:span>1)</text:p>
      <text:p text:style-name="P3">Whilst working on the Open Tree project <text:span text:style-name="T4">at Findmypast </text:span>there was a need to interact with an external API (owned by FamilySearch).</text:p>
      <text:p text:style-name="P4">It was decided that this functionality would best sit in a <text:span text:style-name="T2">micro-service</text:span>, <text:span text:style-name="T1">as opposed to the front-end directly calling the external API,</text:span> <text:span text:style-name="T3">providing</text:span> the benefit of becoming a layer of abstraction between our front-end and the external API <text:span text:style-name="T4">and also providing a basis to implement fallback measures in the future if the external API goes down</text:span>.</text:p>
      <text:p text:style-name="P5"><text:span text:style-name="T3">Once that was decided, the biggest decision to make was which language the micro-service should be written in, which I will go into detail on in my answer to question 2, the conclusion being that NodeJS was chosen.</text:span></text:p>
      <text:p text:style-name="P5"><text:span text:style-name="T3">Findmypast has an internal tool to spin-up micro-services based on templates called Overwatch. It sets up the pipeline for the new service, including testing and deployment as well as setting up the service with logging, graphing, dashboards, etc. Once we had used that tool, our micro-service was deployed in production, however at that point it didn’t do anything except have a health endpoint.</text:span></text:p>
      <text:p text:style-name="P7">Next was designing the project structure. <text:span text:style-name="T5">With the service being the size it is (micro), I felt less was more with the project structure, the overhead of a complex design structure would outweigh the benefits. However, there were some concepts I put in place from the beginning to ensure the code base remains sane whilst it grows. The main one being separating out business logic from web/request/response logic. Ensuring business logic remains isolated and in a form where it can be easily tested in isolation.</text:span></text:p>
      <text:p text:style-name="P2"/>
      <text:p text:style-name="Heading">Q<text:span text:style-name="T6">uestion </text:span>2)</text:p>
      <text:p text:style-name="P2">Using the example that you provided above, tell us about a significant decision you made to solve a technical challenge. Give details of technologies that you chose and why you chose them.</text:p>
      <text:p text:style-name="Heading">A<text:span text:style-name="T6">nswer </text:span>2)</text:p>
      <text:p text:style-name="P8">Whilst implementing the Palantir micro-service, there was a decision to made on which language it should be written in, either Elixir or NodeJS.</text:p>
      <text:p text:style-name="P8"><text:soft-page-break/>The fact that Elixir is a functional language better mapped the problem of transforming the responses from the FamilySearch API into the desired format for the front-end, on-the-other-hand NodeJS can be written in a functional way, with the help of libraries like Lodash.</text:p>
      <text:p text:style-name="P8">Elixir is also the company’s language of choice for micro-services and all developers on the team had experience in writing it, to various degrees. However, JavaScript is also a language of choice for the company, admittedly it is the language of choice for the front-end (coupled with React). The level of JavaScript proficiency on the team is also higher than that of Elixir.</text:p>
      <text:p text:style-name="P9">As talked about in my answer to question 1, Findmypast has an external tool to scaffold new micro-services which uses templates. The template for a new Elixir micro-service is much more mature and fully featured that the one for NodeJS. <text:span text:style-name="T7">The Elixir one was ready out-of-the-box, whereas the NodeJS had scope to add more developer niceties, which would then be fed back into the template.</text:span></text:p>
      <text:p text:style-name="P10">NodeJS had a FamilySearch API SDK, whereas Elixir did not. Working in Elixir would mean more work to implement a similar SDK in Elixir.</text:p>
      <text:p text:style-name="P10">In conclusion, the choice was made based on the fact that the extra work made on NodeJS (template) would benefit the whole company, whereas the extra work on Elixir (SDK) would only benefit the team, so NodeJS was chosen.</text:p>
      <text:p text:style-name="P10"/>
      <text:p text:style-name="Heading">Q<text:span text:style-name="T6">uestion </text:span>3)</text:p>
      <text:p text:style-name="P2">Using the example that you provided above, tell us about how you ensured your software was fit for purpose and of high quality. What did you learn and what would you do differently next time to do a better job?</text:p>
      <text:p text:style-name="Heading">A<text:span text:style-name="T6">nswer </text:span>3)</text:p>
      <text:p text:style-name="P11">Added unit tests, however this would only ensure fit for purpose and high quality in the short term, as the code base grew, there needed to be infrastructure in place to ensure the quality did not fall.</text:p>
      <text:p text:style-name="P11">Unit test coverage was added to the test command.</text:p>
      <text:p text:style-name="P11">ESLint was added, with the company-wide rules, to ensure code was of good quality and also consistent with other code across the company.</text:p>
      <text:p text:style-name="P11">Stress tests were added to the CI pipeline, this ensures that changes made do not have a significant impact on response times of routes.</text:p>
      <text:p text:style-name="P11">Flow was added to add type checking to the code base, catch errors, quicker feedback on bugs.</text:p>
      <text:p text:style-name="P11">Prettier, a code pretty-printer was added, this ensures all code remains consistent, a developer reading the code can concentrate on what the code is doing, rather than what the code looks like.</text:p>
      <text:p text:style-name="P12"><text:soft-page-break/>Husky was added, this allowed us to setup git hooks on the codebase, we setup ones to ensure test command ran successfully before pushing. Prettier is run before committing new code.</text:p>
      <text:p text:style-name="P12">Documentation was added to the README.md to ensure new developers coming to the codebase understand where things are and how to get the codebase running so that they can concentrate on adding new <text:span text:style-name="T8">functionality</text:span> or fixing bu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18:20:56.157520566</meta:creation-date>
    <dc:date>2017-10-23T16:44:48.403000000</dc:date>
    <meta:editing-duration>PT53M7S</meta:editing-duration>
    <meta:editing-cycles>20</meta:editing-cycles>
    <meta:generator>LibreOffice/5.2.2.2$Windows_x86 LibreOffice_project/8f96e87c890bf8fa77463cd4b640a2312823f3ad</meta:generator>
    <meta:document-statistic meta:table-count="0" meta:image-count="0" meta:object-count="0" meta:page-count="3" meta:paragraph-count="30" meta:word-count="857" meta:character-count="5070" meta:non-whitespace-character-count="4242"/>
  </office:meta>
</office:document-meta>
</file>